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F000001A2E271074564669A57.png" manifest:media-type="image/png"/>
  <manifest:file-entry manifest:full-path="Pictures/10000000000004100000033E2DE2C5235F2AF2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modern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3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egoe UI" fo:letter-spacing="normal" fo:font-style="normal" style:text-underline-style="none" fo:font-weight="normal" style:font-name-asian="Segoe UI1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egoe UI" fo:font-size="14pt" fo:letter-spacing="normal" fo:font-style="normal" style:text-underline-style="none" fo:font-weight="normal" style:font-name-asian="Segoe UI1" style:font-size-asian="14pt" style:font-style-asian="normal" style:font-weight-asian="normal" style:font-name-complex="Segoe U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Shape 375" draw:style-name="gr1" draw:text-style-name="P1" draw:layer="layout" svg:width="15.001cm" svg:height="11.4cm" svg:x="13.199cm" svg:y="2.2cm">
          <draw:image xlink:href="Pictures/10000000000004100000033E2DE2C5235F2AF23D.png" xlink:type="simple" xlink:show="embed" xlink:actuate="onLoad">
            <text:p/>
          </draw:image>
        </draw:frame>
        <draw:frame draw:name="Shape 377" draw:style-name="gr1" draw:text-style-name="P1" draw:layer="layout" svg:width="10.11cm" svg:height="10.377cm" svg:x="2.19cm" svg:y="1.9cm">
          <draw:image xlink:href="Pictures/100002010000019F000001A2E271074564669A57.png" xlink:type="simple" xlink:show="embed" xlink:actuate="onLoad">
            <text:p/>
          </draw:image>
        </draw:frame>
        <draw:custom-shape draw:name="6 CuadroTexto" draw:style-name="gr2" draw:text-style-name="P3" draw:layer="layout" svg:width="7.091cm" svg:height="0.843cm" svg:x="19.909cm" svg:y="1.557cm">
          <text:p text:style-name="P2"><text:span text:style-name="T1">Duursma et al., 20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5" draw:layer="layout" svg:width="10.791cm" svg:height="0.843cm" svg:x="2.809cm" svg:y="12.4cm">
          <text:p text:style-name="P4"><text:span text:style-name="T2">Sánchez-Costa, Poyatos &amp; Sabaté,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 Poyatos</meta:initial-creator>
    <meta:creation-date>2018-04-23T17:00:31.239752228</meta:creation-date>
    <dc:date>2018-04-23T17:01:46.928988722</dc:date>
    <dc:creator>Rafa Poyatos</dc:creator>
    <meta:editing-duration>PT1M15S</meta:editing-duration>
    <meta:editing-cycles>1</meta:editing-cycles>
    <meta:document-statistic meta:object-count="4"/>
    <meta:generator>LibreOffice/5.4.6.2$Linux_X86_64 LibreOffice_project/40m0$Build-2</meta:generator>
  </office:meta>
</office:document-meta>
</file>